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4000000720B37F3C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7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904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style:font-name="Arial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ffffff" loext:opacity="100%" style:font-name="Arial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3.619cm" svg:height="14.958cm" svg:x="0.001cm" svg:y="0.001cm">
          <draw:image xlink:href="Pictures/1000000000000B4000000720B37F3C58.png" xlink:type="simple" xlink:show="embed" xlink:actuate="onLoad" draw:mime-type="image/png">
            <text:p/>
          </draw:image>
        </draw:frame>
        <draw:frame draw:style-name="gr2" draw:text-style-name="P2" draw:layer="layout" svg:width="0.93cm" svg:height="1.119cm" svg:x="1.3cm" svg:y="0.88cm">
          <draw:text-box>
            <text:p><text:span text:style-name="T1">a</text:span></text:p>
          </draw:text-box>
        </draw:frame>
        <draw:frame draw:style-name="gr3" draw:text-style-name="P2" draw:layer="layout" svg:width="0.972cm" svg:height="1.119cm" svg:x="1.3cm" svg:y="7.081cm">
          <draw:text-box>
            <text:p><text:span text:style-name="T1">b</text:span></text:p>
          </draw:text-box>
        </draw:frame>
        <draw:frame draw:style-name="gr4" draw:text-style-name="P2" draw:layer="layout" svg:width="1.361cm" svg:height="1.119cm" svg:x="8.628cm" svg:y="0.88cm">
          <draw:text-box>
            <text:p><text:span text:style-name="T1">c1</text:span></text:p>
          </draw:text-box>
        </draw:frame>
        <draw:frame draw:style-name="gr4" draw:text-style-name="P2" draw:layer="layout" svg:width="1.361cm" svg:height="1.119cm" svg:x="8.628cm" svg:y="7.081cm">
          <draw:text-box>
            <text:p><text:span text:style-name="T1">c2</text:span></text:p>
          </draw:text-box>
        </draw:frame>
        <draw:frame draw:style-name="gr5" draw:text-style-name="P2" draw:layer="layout" svg:width="1.404cm" svg:height="1.119cm" svg:x="16.128cm" svg:y="0.88cm">
          <draw:text-box>
            <text:p><text:span text:style-name="T1">d1</text:span></text:p>
          </draw:text-box>
        </draw:frame>
        <draw:frame draw:style-name="gr5" draw:text-style-name="P2" draw:layer="layout" svg:width="1.404cm" svg:height="1.119cm" svg:x="16.128cm" svg:y="7.081cm">
          <draw:text-box>
            <text:p><text:span text:style-name="T1">d2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79cm" fo:margin-bottom="0cm" fo:text-indent="0cm"/>
      <style:text-properties fo:font-size="26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84cm" fo:margin-bottom="0cm" fo:text-indent="0cm"/>
      <style:text-properties fo:font-size="22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89cm" fo:margin-bottom="0cm" fo:text-indent="0cm"/>
      <style:text-properties fo:font-size="1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4cm" fo:margin-bottom="0cm" fo:text-indent="0cm"/>
      <style:text-properties fo:font-size="1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62cm" fo:page-height="14.9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99cm" svg:x="1cm" svg:y="3.423cm"/>
      <draw:page-thumbnail draw:layer="backgroundobjects" svg:width="8.999cm" svg:height="5.699cm" svg:x="1cm" svg:y="11.999cm"/>
      <draw:page-thumbnail draw:layer="backgroundobjects" svg:width="8.999cm" svg:height="5.699cm" svg:x="1cm" svg:y="20.575cm"/>
      <draw:page-thumbnail draw:layer="backgroundobjects" svg:width="8.999cm" svg:height="5.699cm" svg:x="11cm" svg:y="3.423cm"/>
      <draw:page-thumbnail draw:layer="backgroundobjects" svg:width="8.999cm" svg:height="5.699cm" svg:x="11cm" svg:y="11.999cm"/>
      <draw:page-thumbnail draw:layer="backgroundobjects" svg:width="8.999cm" svg:height="5.699cm" svg:x="11cm" svg:y="20.57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257cm" svg:height="2.497cm" svg:x="1.181cm" svg:y="0.596cm" presentation:class="title" presentation:placeholder="true">
        <draw:text-box/>
      </draw:frame>
      <draw:frame presentation:style-name="Standard-outline1" draw:layer="backgroundobjects" svg:width="21.257cm" svg:height="8.676cm" svg:x="1.181cm" svg:y="3.5cm" presentation:class="outline" presentation:placeholder="true">
        <draw:text-box/>
      </draw:frame>
      <draw:frame presentation:style-name="Mpr1" draw:text-style-name="MP2" draw:layer="backgroundobjects" svg:width="5.503cm" svg:height="1.031cm" svg:x="1.181cm" svg:y="13.6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87cm" svg:height="1.031cm" svg:x="8.078cm" svg:y="13.6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03cm" svg:height="1.031cm" svg:x="16.935cm" svg:y="13.62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ofmann</meta:initial-creator>
    <meta:creation-date>2024-05-01T15:34:43.245334042</meta:creation-date>
    <dc:date>2024-05-01T15:50:17.773395760</dc:date>
    <dc:creator>David Hofmann</dc:creator>
    <meta:editing-duration>PT5M28S</meta:editing-duration>
    <meta:editing-cycles>2</meta:editing-cycles>
    <meta:generator>LibreOffice/24.2.2.2$Linux_X86_64 LibreOffice_project/420$Build-2</meta:generator>
    <meta:print-date>2024-05-01T15:50:22.538086178</meta:print-date>
    <meta:printed-by>PDF-Dateien: David Hofmann</meta:printed-by>
    <meta:document-statistic meta:object-count="30"/>
  </office:meta>
</office:document-meta>
</file>